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DrivenBeanDefinitionParserTests.scheduledPostProcessorScheduler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DrivenBeanDefinitionParserTests.asyncPostProcessorExceptionHandlerRefer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DrivenBeanDefinitionParserTests.scheduledPostProcessorRegis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DrivenBeanDefinitionParserTests.asyncPostProcessorExecutorRefer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DrivenBeanDefinitionParserTests.close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DrivenBeanDefinitionParserTests.asyncPostProcessorRegis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